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TH 252 A</text:p>
      <text:p text:style-name="Standard">CSE 174 F</text:p>
      <text:p text:style-name="Standard">GER 202 B</text:p>
      <text:p text:style-name="Standard">ART 188H 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Ritchie</meta:initial-creator>
    <meta:creation-date>2015-10-26T19:38:09.08</meta:creation-date>
    <meta:document-statistic meta:table-count="0" meta:image-count="0" meta:object-count="0" meta:page-count="1" meta:paragraph-count="4" meta:word-count="12" meta:character-count="37"/>
    <dc:date>2015-10-26T20:20:47.53</dc:date>
    <dc:creator>Robert Ritchie</dc:creator>
    <meta:editing-duration>PT27M27S</meta:editing-duration>
    <meta:editing-cycles>1</meta:editing-cycles>
    <meta:generator>OpenOffice/4.1.1$Win32 OpenOffice.org_project/411m6$Build-9775</meta:generator>
  </office:meta>
</office:document-meta>
</file>